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15<text:span text:style-name="T1">th</text:span></text:p>
      <text:p text:style-name="P1"/>
      <text:p text:style-name="P2"><text:tab/>He finally died last night. Mr. Light has finally stopped pretending that he has any chance of living, and died. I helped set him alight last night, and dropped him into the river. As he dissolved his burning fat turned into a thick, musky soup that drifted downstream like some malignant, sentient sea beast. His clothes fell away, and I saw that his member was tiny. </text:p>
      <text:p text:style-name="P2"><text:tab/>As I write this we are in the flat that Friend and her father used to share. The night is very dark with no fires to light it, and the sweet smell of the pines now meld with the stench from the river. The leaping torrent is an orange sludge, full of mud and the dead. The town is silent. We are the only two left. I feel no urge to write; we spend our evening throwing the last scions of the mushroom caverns onto the fire, eating them brown and sweet from the wood and the eggs the white insects lay. The black ones lie poisonous on the griddle. This whole town seems like a giant trap, now that I have no one to show me where to tread.</text:p>
      <text:p text:style-name="P2"><text:tab/>Friend is silent. The advice about the insects was one of the last things she said to me. I may as well be alone, as she does not seem to care what I write, or the fact I am writing; I head into the town to bring her food that she heats over the stove, staring into the cracked tiles against the wall behind it. She lets me kiss her, but with no enthusiasm or hint of wanting me, and when I tried to reach up her skirt this morning she climbed back into bed. I want to help her. She does not display any symptoms of disease yet, but her eyes are baggy and her cheeks are sunken. She is still very pretty, however; not beautiful, but there is a pinch of what she once was. </text:p>
      <text:p text:style-name="P2"><text:tab/>My trips into town for food have been augmented with research; with the people gone, animals have begun to appear in the town; raccoon, deer, scatterbird splitting in great squadrons that multiply as I approach. I see more and more of the pageant weevils, at first only by the river and the docks, but as the days went on they reached the Main Street, and their hive must be close by. Many of them have all their legs intact. Such a thing helps me, to see that at least someone is benefiting from this mess. </text:p>
      <text:p text:style-name="P2"><text:tab/>The Mayor's death has left the Town Hall open like a grieving thing; rot and silverfish jam themselves into its layers. I risked a final trip inside to search for research, but many of the rooms were locked. I wish to salvage something from what I have done, but I fear that much of this town will die with its inhabitants. Some new, thuggish myths will shoulder their way into history, and squat over the town, letting it die and thinking of the lies they can tell now that everyone is dead. </text:p>
      <text:p text:style-name="P2"><text:tab/>One thing I was able to find, tucked in a drawer in the Mayor's office, was the key to the town. It was the very same one I had touched on the day of my entry into the town. Without thinking I added it to my growing pack, and as it got dark I brought it back for Friend. She regarded it without speaking, and I had her pose with it for the camera. The heiress of Loss, with her birthright. The town now belonged to her. She was the only one left. I realised in that moment that I have no idea how old she is. I have asked her but she just sleeps. I am worried. </text:p>
      <text:p text:style-name="P2"><text:tab/>The ash is starting to settle in this capsuled mountain air, and every morning more and more of it is settling in drifts six or seven feet deep. Yesterday I went to the edge of the K!K!K! Pitch, to leave a token for Discovering Leprosy, and found that a wall of acacias and chrysanthemum had exploded into growth along its border, run through with briars, marjoram and all kinds of herbs. The ash is feeding the soil, and it all seems futile, really, our little hollow, cooking and keeping it tidy, when the place is beginning to overgrow and decay. It seems that the secrets of the K!K!K! Pitch will die with the town; I can find no way into the pitch.</text:p>
      <text:p text:style-name="P2"><text:tab/>An hour has passed, and Friend has gone to sleep complaining of a bad cough. It seems stupid, now. I have taken off my mask as any benefit it may bestow seems wasted; she has seen my face once before, on that night we kissed, and she said that I had the most peculiar mouth, and the most brilliant eyes. I have never destroyed a people before. My breaths and their contents do not matter. </text:p>
      <text:p text:style-name="P2"><text:tab/>It is startling how quickly the pathogen can enter the atmosphere after I take my mask off; it is a hard thing to wear all day, every day, and you learn to crave your own company so that you may remove it. I had only taken it off for a moment to kiss her. And yet, how was she not dead? Surely <text:soft-page-break/>she should have died first, breathing it in? Maybe it is all wrong. Maybe I don't carry this damned disease. But it does not matter, now. There was no point counting all those breaths, all those cubed units of air, all that dividing and multiplying. None of it mattered. </text:p>
      <text:p text:style-name="P2"><text:tab/>I thought I saw a light to the north, a few moments ago; as if the sun was hitting the mountain as depicted on the town's seal. In all my time here I have never bothered to check if the sun really does rise in the north as they say. I will check tomorrow. It is all I can do, really; my stupidity destroyed this town, and I can only repay their hospitality and trust with trying to keep as much of their way alive as possible. But there is so much, and I am a small man; I cannot carry it. There is so much I do not understand, that these stupid, secretive folk would not give me. </text:p>
      <text:p text:style-name="P2"><text:tab/>Tomorrow I will find medicine for her, something to make her feel better, and try to break into the K!K!K! Field. I have things to pick up. Things to catalogue. There is still much to do here. </text:p>
      <text:p text:style-name="P2"/>
      <text:p text:style-name="P2">I am sorry I was weak. I am sorry that this happened. I loved her, I think, but I should never have kissed her. I am sorry. </text:p>
      <text:p text:style-name="P2"/>
      <text:p text:style-name="P1">To Do</text:p>
      <text:p text:style-name="P1"/>
      <text:p text:style-name="P2">Pick up milk (not rancid in Hotel safe)</text:p>
      <text:p text:style-name="P2"/>
      <text:p text:style-name="P2">Pick up medicine</text:p>
      <text:p text:style-name="P2"/>
      <text:p text:style-name="P2">Polish relief on Apartment 34's East Wall</text:p>
      <text:p text:style-name="P2"/>
      <text:p text:style-name="P2">Visit Cunt's hut.</text:p>
      <text:p text:style-name="P2"/>
      <text:p text:style-name="P2">Pick up customer ledger from the art cave. </text:p>
      <text:p text:style-name="P2"/>
      <text:p text:style-name="P2">Burn the last of the bodies</text:p>
      <text:p text:style-name="P2"/>
      <text:p text:style-name="P2">Bake pie for Friend. Raspberry? Onion? See what has ro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2T17:57:25.14</meta:creation-date>
    <dc:date>2010-09-02T20:43:22.31</dc:date>
    <dc:creator>Rob Sherman</dc:creator>
    <meta:editing-duration>PT06H06M18S</meta:editing-duration>
    <meta:editing-cycles>9</meta:editing-cycles>
    <meta:generator>OpenOffice.org/3.2$Win32 OpenOffice.org_project/320m12$Build-9483</meta:generator>
    <meta:document-statistic meta:table-count="0" meta:image-count="0" meta:object-count="0" meta:page-count="2" meta:paragraph-count="21" meta:word-count="1178" meta:character-count="6014"/>
  </office:meta>
</office:document-meta>
</file>